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ASSURING BY THE SAVIOR (11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ASSURING BY THE SAVIOR (11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ohn's request to Jesus (11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ohn's request to Jesus (11:1-3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o they are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they ask (11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ASSURING BY THE SAVIOR (11:1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ohn's request to Jesus (11:1-3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ohn's reassurance by Jesus (11:4-1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ohn's reassurance by Jesus (11:4-19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oof for John (11:4-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raise of John (11:7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rophet like John (11:12-1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ejudice against John (11:16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REASSURING BY THE SAVIOR (11:1-19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John's request to Jesus (11:1-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ohn's reassurance by Jesus (11:4-19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MATTHEW 1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REASSURING BY THE SAVIOR (11:1-19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REBUKING BY THE SAVIOR (11:20-2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THE REBUKING BY THE SAVIOR (11:20-24):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Korazin and Bethsaida (11:20-2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Korazin and Bethsaida (11:20-22)<text:s text:c="1"/></text:span><text:span text:style-name="a543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ir privilege (11:20-21a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ir pride (11:21b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ir punishment (11:22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REBUKING BY THE SAVIOR (11:20-24):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Korazin and Bethsaida (11:20-22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apernaum (11:23-24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Capernaum (11:23-24)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Its privilege (11:23b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s pride (11:23a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Its punishment (11:24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REBUKING BY THE SAVIOR (11:20-24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Korazin and Bethsaida (11:20-2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Capernaum (11:23-24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MATTHEW 11<text:s text:c="1"/></text:span><text:span text:style-name="a609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THE REASSURING BY THE SAVIOR (11:1-19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BUKING BY THE SAVIOR (11:20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JOICING BY THE SAVIOR (11:25-26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REVEALING BY THE SAVIOR (11:27-30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THE REVEALING BY THE SAVIOR (11:27-30)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illumination (11:27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invitation (11:28-30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MATTHEW 11<text:s text:c="1"/></text:span><text:span text:style-name="a645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THE REASSURING BY THE SAVIOR (11:1-19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REBUKING BY THE SAVIOR (11:20-24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REJOICING BY THE SAVIOR (11:25-26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REVEALING BY THE SAVIOR (11:27-3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1 </dc:title>
    <meta:initial-creator>David STRICKLAND</meta:initial-creator>
    <dc:creator>David STRICKLAND</dc:creator>
    <meta:creation-date>2020-02-23T23:16:39Z</meta:creation-date>
    <dc:date>2020-02-23T23:16:39Z</dc:date>
    <meta:template xlink:href="BibleStudy" xlink:type="simple"/>
    <meta:editing-cycles>1</meta:editing-cycles>
    <meta:editing-duration>PT0S</meta:editing-duration>
    <meta:document-statistic meta:paragraph-count="50" meta:word-count="345"/>
  </office:meta>
</office:document-meta>
</file>